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bc34d" officeooo:paragraph-rsid="000bc34d"/>
    </style:style>
    <style:style style:name="P2" style:family="paragraph" style:parent-style-name="Standard">
      <style:text-properties officeooo:rsid="000bc34d" officeooo:paragraph-rsid="000cc025"/>
    </style:style>
    <style:style style:name="P3" style:family="paragraph" style:parent-style-name="Standard">
      <style:text-properties officeooo:paragraph-rsid="000cc025"/>
    </style:style>
    <style:style style:name="P4" style:family="paragraph" style:parent-style-name="Standard">
      <style:text-properties officeooo:rsid="000e50b9" officeooo:paragraph-rsid="001181e9"/>
    </style:style>
    <style:style style:name="P5" style:family="paragraph" style:parent-style-name="Standard">
      <style:text-properties officeooo:paragraph-rsid="000e50b9"/>
    </style:style>
    <style:style style:name="P6" style:family="paragraph" style:parent-style-name="Standard">
      <style:text-properties officeooo:rsid="001181e9" officeooo:paragraph-rsid="001181e9"/>
    </style:style>
    <style:style style:name="P7" style:family="paragraph" style:parent-style-name="Standard">
      <style:text-properties officeooo:rsid="001263ab" officeooo:paragraph-rsid="001263ab"/>
    </style:style>
    <style:style style:name="P8" style:family="paragraph" style:parent-style-name="Standard">
      <style:text-properties officeooo:rsid="0013929b" officeooo:paragraph-rsid="0013929b"/>
    </style:style>
    <style:style style:name="P9" style:family="paragraph" style:parent-style-name="Standard">
      <style:text-properties officeooo:rsid="0013929b" officeooo:paragraph-rsid="00193fd9"/>
    </style:style>
    <style:style style:name="P10" style:family="paragraph" style:parent-style-name="Standard">
      <style:text-properties officeooo:rsid="00166dce" officeooo:paragraph-rsid="00166dce"/>
    </style:style>
    <style:style style:name="P11" style:family="paragraph" style:parent-style-name="Standard">
      <style:text-properties officeooo:paragraph-rsid="00166dce"/>
    </style:style>
    <style:style style:name="P12" style:family="paragraph" style:parent-style-name="Standard">
      <style:text-properties officeooo:paragraph-rsid="00153b34"/>
    </style:style>
    <style:style style:name="P13" style:family="paragraph" style:parent-style-name="Standard">
      <style:text-properties officeooo:rsid="0017b30f" officeooo:paragraph-rsid="0017b30f"/>
    </style:style>
    <style:style style:name="P14" style:family="paragraph" style:parent-style-name="Standard">
      <style:text-properties officeooo:rsid="0017b30f" officeooo:paragraph-rsid="00193fd9"/>
    </style:style>
    <style:style style:name="P15" style:family="paragraph" style:parent-style-name="Standard">
      <style:text-properties officeooo:rsid="0017e2e2" officeooo:paragraph-rsid="0017e2e2"/>
    </style:style>
    <style:style style:name="P16" style:family="paragraph" style:parent-style-name="Footnote">
      <style:text-properties officeooo:rsid="00153b34" officeooo:paragraph-rsid="00153b34"/>
    </style:style>
    <style:style style:name="T1" style:family="text">
      <style:text-properties officeooo:rsid="000e50b9"/>
    </style:style>
    <style:style style:name="T2" style:family="text">
      <style:text-properties officeooo:rsid="001181e9"/>
    </style:style>
    <style:style style:name="T3" style:family="text">
      <style:text-properties officeooo:rsid="001263ab"/>
    </style:style>
    <style:style style:name="T4" style:family="text">
      <style:text-properties officeooo:rsid="0013929b"/>
    </style:style>
    <style:style style:name="T5" style:family="text">
      <style:text-properties officeooo:rsid="00152b37"/>
    </style:style>
    <style:style style:name="T6" style:family="text">
      <style:text-properties officeooo:rsid="00153b34"/>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7e2e2" style:font-style-asian="normal" style:font-style-complex="normal"/>
    </style:style>
    <style:style style:name="T10" style:family="text">
      <style:text-properties fo:font-style="normal" officeooo:rsid="00193fd9" style:font-style-asian="normal" style:font-style-complex="normal"/>
    </style:style>
    <style:style style:name="T11" style:family="text">
      <style:text-properties fo:font-style="normal" officeooo:rsid="001fc331" style:font-style-asian="normal" style:font-style-complex="normal"/>
    </style:style>
    <style:style style:name="T12" style:family="text">
      <style:text-properties fo:font-style="normal" officeooo:rsid="002167c9" style:font-style-asian="normal" style:font-style-complex="normal"/>
    </style:style>
    <style:style style:name="T13" style:family="text">
      <style:text-properties fo:font-style="normal" officeooo:rsid="002216d0" style:font-style-asian="normal" style:font-style-complex="normal"/>
    </style:style>
    <style:style style:name="T14" style:family="text">
      <style:text-properties officeooo:rsid="00193fd9"/>
    </style:style>
    <style:style style:name="T15" style:family="text">
      <style:text-properties officeooo:rsid="001a49ed"/>
    </style:style>
    <style:style style:name="T16" style:family="text">
      <style:text-properties officeooo:rsid="001bff5a"/>
    </style:style>
    <style:style style:name="T17" style:family="text">
      <style:text-properties officeooo:rsid="001d56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derwerp: Hoorzitting dossier <text:span text:style-name="T15">16.42.12, Wob-verzoek “Database D”</text:span></text:p>
      <text:p text:style-name="P1"/>
      <text:p text:style-name="P1">Geachte commissieleden,</text:p>
      <text:p text:style-name="P1"/>
      <text:p text:style-name="P4"><text:span text:style-name="T2">I</text:span>n licht van mijn verzoek binnen de Wet Openbaarheid van Bestuur <text:span text:style-name="T16">(Wob) is deze zitting bijeengeroepen (waarvoor dank). I</text:span>k verzocht <text:span text:style-name="T14">het Raad van Bestuur (RvB) van het Erasmus MC </text:span>de zogeheten “Database D”, van de DECREASE-VI voorstudies, openbaar te maken. Dit verzoek is mijn<text:span text:style-name="T2">s</text:span> inziens onterecht <text:span text:style-name="T2">niet gehonoreerd</text:span>.</text:p>
      <text:p text:style-name="P4"/>
      <text:p text:style-name="P6">Alvorens ik mijn bezwaar verder toelicht, <text:span text:style-name="T3">wil ik graag dit moment nemen om de context van mijn verzoek te schetsen. </text:span></text:p>
      <text:p text:style-name="P6"/>
      <text:p text:style-name="P7">Ik doe binnen mijn promotietraject onderzoek <text:span text:style-name="T4">naar detectie van datafabricatie, oftewel, het detecteren van onbetrouwbare wetenschap. Gezien de effecten die wetenschap heeft op de samenleving, denk ik dat dit een waardevol iets is. </text:span></text:p>
      <text:p text:style-name="P8"/>
      <text:p text:style-name="P9"><text:span text:style-name="T14">Deels door </text:span>de DECREASE studies zijn richtlijnen gemaakt met betrekking tot medicijnen voor hartpatienten. Echter, zoals u weet, zijn deze resultaten als onbetrouwbaar bestempeld. <text:span text:style-name="T14">Als gevolg is het bewijs van de effectiviteit van deze medicijnen juist omgedraaid en blijken deze medicijnen schadelijk te zijn voor hartpatienten in plaats van effectief. </text:span>De richtlijnen zijn helaas niet proportioneel veranderd. </text:p>
      <text:p text:style-name="P9"/>
      <text:p text:style-name="P9">Mijn verzoek om “Database D” <text:span text:style-name="T14">openbaar te maken</text:span>, <text:span text:style-name="T14">wat blijkbaar </text:span>een van de laatst<text:span text:style-name="T17">e volledig</text:span> overgebleven datasets uit de DECREASE studies <text:span text:style-name="T14">is</text:span>, is dan ook om meer t<text:span text:style-name="T5">e leren over hoe deze “grotendeels fictieve” data eruitzien en wat we hieruit kunnen leren om zulke taferelen in de toekomst eerder te detecteren, of in het beste geval, te voorkomen. Als we dan ook nog ontdekkingen kunnen doen waardoor we de omvang van de problemen in de DECREASE-VI voorstudies beter kunnen inschatten, dan zijn we al een heel eind verder om te begrijpen hoe de onbetrouwbare resultaten onze kennis op dit gebied vertekenen.</text:span></text:p>
      <text:p text:style-name="P8"/>
      <text:p text:style-name="P10">Terugkomend op het besluit waartegen ik bezwaar heb <text:span text:style-name="T14">gemaakt</text:span>.</text:p>
      <text:p text:style-name="P3"/>
      <text:p text:style-name="P5"><text:span text:style-name="T1">Het RvB van het Erasmus MC stelt dat deze “Database D” geen bestuurlijke aangelegenheid zou zijn en mijn Wob-verzoek derhalve niet hoeft te honoreren. In andere woorden, volgens het RvB hebben deze onderzoeksdata geen effect op de beleidsvoorbereiding danwel beleidsuitvoering. Een bestuurlijke aangelegenheid is immers “</text:span>een aangelegenheid die betrekking heeft op beleid van een bestuursorgaan, daaronder begrepen de voorbereiding en de uitvoering ervan;” <text:span text:style-name="T14">volgens de Wob (artikel 1, sub b). </text:span></text:p>
      <text:p text:style-name="P5"/>
      <text:p text:style-name="P11"><text:span text:style-name="T1">Het “Rapport vervolgonderzoek naar mogelijke schending van de wetenschappelijke integriteit 2012”</text:span><text:span text:style-name="T1"><text:note text:id="ftn0" text:note-class="footnote"><text:note-citation>1</text:note-citation><text:note-body><text:p text:style-name="P16">http://www.erasmusmc.nl/cs-research/bijlagen/integriteit/rapportpoldermans2012</text:p></text:note-body></text:note></text:span><text:span text:style-name="T1"> is geschreven door een integriteitscommissie die het directe gevolg was van beleid gevoerd door het RvB. De commissie rapporteerde aan het RvB in een adviserende functie en maakte daarmee deel uit van de beleidsvoorbereiding. Derhalve is dit rapport een bestuursaangelegenheid.</text:span></text:p>
      <text:p text:style-name="P5"/>
      <text:p text:style-name="P12"><text:span text:style-name="T6">Gegeven dat het werk van de integriteitscommissie een bestuursaangelegenheid betreft, zijn de ondersteunende documenten waarop de conclusies gebaseerd zijn, ook deel van deze bestuursaangelegenheid geworden. Anders kunnen de aanbevelingen namelijk niet beoordeeld worden op hun verdere onderbouwing. Natuurlijk dienen we andere wetten, zoals de bescherming van </text:span><text:soft-page-break/><text:span text:style-name="T6">persoonsgegevens of vertrouwelijkheid, alsnog in acht te houden.</text:span></text:p>
      <text:p text:style-name="P12"/>
      <text:p text:style-name="P13"><text:span text:style-name="T14">Zelfs wanneer het RvB ervan overtuigd is dat “Database D” een bestuurlijke aangelegenheid betreft, zal ze mijn verzoek niet honoreren (aldus het besluit). Hiervoor worden drie redenen gegeven, </text:span><text:span text:style-name="T8">waar ik ook bezwaar tegen maak.</text:span></text:p>
      <text:p text:style-name="P13"><text:span text:style-name="T8"/></text:p>
      <text:p text:style-name="P14"><text:span text:style-name="T8">Ten eerste zou er sprake zijn van vertrouwelijke bedrijfsgegevens (Wob, artikel 10, lid 1, sub c), wat een andere opmerking in het besluit tegenspreekt; immers zou het hier </text:span><text:span text:style-name="T10">volgens het RvB </text:span><text:span text:style-name="T8">om onderzoeksdata gaan. Onderzoeksdata zijn geen </text:span><text:span text:style-name="T9">vertrouwelijke </text:span><text:span text:style-name="T8">bedrijfsgegevens. </text:span><text:span text:style-name="T10">Het is </text:span><text:span text:style-name="T9">onderzoekers normaliter </text:span><text:span text:style-name="T10">vrij deze </text:span><text:span text:style-name="T9">te delen, </text:span><text:span text:style-name="T10">iets wat</text:span><text:span text:style-name="T9"> zelfs </text:span><text:span text:style-name="T10">verwacht wordt </text:span><text:span text:style-name="T9">binnen </text:span><text:span text:style-name="T10">veel </text:span><text:span text:style-name="T9">ethische </text:span><text:span text:style-name="T10">gedrags</text:span><text:span text:style-name="T9">codes, waaronder de ethische code van het Erasmus MC.</text:span><text:span text:style-name="T10"> Als het vertrouwelijke bedrijfsgegevens zouden zijn, zou het delen van deze gegevens niet in ethische codes worden aangemoedigd, lijkt mij.</text:span></text:p>
      <text:p text:style-name="P13"><text:span text:style-name="T8"/></text:p>
      <text:p text:style-name="P13"><text:span text:style-name="T8">Ten tweede beroept het RvB zich op de bescherming van </text:span><text:span text:style-name="T10">patient</text:span><text:span text:style-name="T8">gegevens, </text:span><text:span text:style-name="T10">echter is de conclusie van </text:span><text:span text:style-name="T8">het eerder genoe</text:span><text:span text:style-name="T10">m</text:span><text:span text:style-name="T8">de rapport dat “Database D” grotendeels uit fictieve gegevens bestaat. Deze fictieve gegevens kennen dus geen </text:span><text:span text:style-name="T11">gegevens</text:span><text:span text:style-name="T8">bescherming omdat ze niet </text:span><text:span text:style-name="T10">echt maar </text:span><text:span text:style-name="T7">fictief </text:span><text:span text:style-name="T8">zijn. Daarnaast is het </text:span><text:span text:style-name="T11">niet gemotiveerd</text:span><text:span text:style-name="T8"> waarom het voor de niet fictieve patienten in “Database D” niet mogelijk is de informatie te anonimiseren </text:span><text:span text:style-name="T11">en de gegevens alsnog te beschermen</text:span><text:span text:style-name="T8">. </text:span></text:p>
      <text:p text:style-name="P13"><text:span text:style-name="T8"/></text:p>
      <text:p text:style-name="P13"><text:span text:style-name="T9">Ten derde en laatste zou o</text:span><text:span text:style-name="T8">penbaarmaking van “Database D” volgens het RvB een onevenredige benadeling van het Erasmus MC ten gevolge hebben. </text:span><text:span text:style-name="T9">Deze bena</text:span><text:span text:style-name="T8">deling </text:span><text:span text:style-name="T9">wordt niet gespecificeerd en n</text:span><text:span text:style-name="T8">iet beargumenteerd. Ik verzoek de tegenpartij dan ook duidelijk te motiveren gedurende deze zitting </text:span><text:span text:style-name="T7">waarom</text:span><text:span text:style-name="T8"> ze hier zulke grote nadelen in zien, </text:span><text:span text:style-name="T10">wat voor </text:span><text:span text:style-name="T12">nieuwe </text:span><text:span text:style-name="T10">nadelen ze dan voorzien,</text:span><text:span text:style-name="T8"> en hoe dit dan onevenredig zou zijn. </text:span><text:span text:style-name="T9">De conclusies van het rapport waren mijns inziens al </text:span><text:span text:style-name="T10">zeer </text:span><text:span text:style-name="T9">benadelend voor het Erasmus MC, dus ik zie niet hoe openbaarmaking van deze ene database daar nog onevenredig veel benadeling </text:span><text:span text:style-name="T10">daar</text:span><text:span text:style-name="T9">bovenop kan leggen</text:span><text:span text:style-name="T8">. </text:span><text:span text:style-name="T12">Misschien is het het waard om te overwegen wat de positieve gevolgen zouden </text:span><text:span text:style-name="T13">kunnen</text:span><text:span text:style-name="T12"> zijn van openbaarmaking, </text:span><text:span text:style-name="T13">nadat het commissierapport al zoveel negatieve dingen blootgelegd heeft.</text:span></text:p>
      <text:p text:style-name="P13"><text:span text:style-name="T8"/></text:p>
      <text:p text:style-name="P15"><text:span text:style-name="T8">Kort samengevat heb ik u proberen uit te leggen waarom “Database D” </text:span><text:span text:style-name="T7">wel </text:span><text:span text:style-name="T8">een bestuurlijke aangelegenheid is, in tegenstelling tot wat het RvB zegt, en dat de drie redenen die vervolgens geopperd worden onvoldoende </text:span><text:span text:style-name="T10">gemotiveerd zijn of </text:span><text:span text:style-name="T8">incorrect. </text:span><text:span text:style-name="T13">Ik hoop dat u dit ook zo kunt zien.</text:span></text:p>
      <text:p text:style-name="P13"><text:span text:style-name="T8"/></text:p>
      <text:p text:style-name="P15"><text:span text:style-name="T8">Ik dank u voor uw tijd.</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ry_host </meta:initial-creator>
    <meta:creation-date>2016-07-11T08:37:03.861683300</meta:creation-date>
    <dc:date>2016-07-11T12:46:51.336987460</dc:date>
    <dc:creator>gary_host </dc:creator>
    <meta:editing-duration>PT1H18M38S</meta:editing-duration>
    <meta:editing-cycles>14</meta:editing-cycles>
    <meta:generator>LibreOffice/5.0.6.2$Linux_X86_64 LibreOffice_project/00$Build-2</meta:generator>
    <meta:document-statistic meta:table-count="0" meta:image-count="0" meta:object-count="0" meta:page-count="2" meta:paragraph-count="18" meta:word-count="817" meta:character-count="5543" meta:non-whitespace-character-count="4739"/>
  </office:meta>
</office:document-meta>
</file>